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fo:font-weight="normal" officeooo:paragraph-rsid="00425db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left" style:justify-single-word="false"/>
      <style:text-properties style:font-name="Quicksand Light" fo:font-weight="normal" style:font-weight-asian="normal" style:font-weight-complex="normal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4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left" style:justify-single-word="false"/>
      <style:text-properties fo:color="#c9211e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fo:font-weight="bold" officeooo:rsid="027bf480" officeooo:paragraph-rsid="027bf48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2c0a77b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3da07bd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31e0a4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a7113" fo:background-color="#ffffff" style:font-size-asian="10.5pt" style:font-weight-asian="bold" style:font-size-complex="10.5pt" style:font-weight-complex="bold"/>
    </style:style>
    <style:style style:name="P32" style:family="paragraph" style:parent-style-name="Standard">
      <style:paragraph-properties fo:text-align="left" style:justify-single-word="false"/>
      <style:text-properties fo:font-variant="small-caps" fo:color="#c9211e" loext:opacity="100%" style:font-name="Cantarell" fo:font-size="10.5pt" fo:font-weight="normal" officeooo:rsid="03d52ebc" officeooo:paragraph-rsid="03d52ebc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3d52ebc" officeooo:paragraph-rsid="03d52ebc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fo:color="#000000" loext:opacity="100%" style:font-name="Cantarell" fo:font-size="16pt" fo:font-weight="bold" officeooo:rsid="027a7113" officeooo:paragraph-rsid="027a7113" fo:background-color="#ffffff" style:font-size-asian="16pt" style:font-weight-asian="bold" style:font-size-complex="16pt" style:font-weight-complex="bold"/>
    </style:style>
    <style:style style:name="P35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bold" officeooo:rsid="02817be5" officeooo:paragraph-rsid="02817be5" fo:background-color="#ffffff" style:font-size-asian="18pt" style:font-weight-asian="bold" style:font-size-complex="18pt" style:font-weight-complex="bold"/>
    </style:style>
    <style:style style:name="P36" style:family="paragraph" style:parent-style-name="Standard">
      <style:text-properties fo:color="#c9211e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bold" officeooo:rsid="0357f2f5" officeooo:paragraph-rsid="02817be5" fo:background-color="#ffffff" style:font-size-asian="16pt" style:font-weight-asian="bold" style:font-size-complex="16pt" style:font-weight-complex="bold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c9211e" loext:opacity="100%" style:font-name="Quicksand Light" fo:font-size="10.5pt" style:text-underline-style="none" fo:font-weight="bold" officeooo:rsid="039150d2" officeooo:paragraph-rsid="039150d2" fo:background-color="#ffffff" style:font-size-asian="10.5pt" style:font-weight-asian="bold" style:font-size-complex="10.5pt" style:font-weight-complex="bold"/>
    </style:style>
    <style:style style:name="P41" style:family="paragraph" style:parent-style-name="Standard">
      <style:text-properties fo:color="#c9211e" loext:opacity="100%" style:font-name="Quicksand Light" fo:font-size="10.5pt" style:text-underline-style="none" fo:font-weight="bold" officeooo:rsid="0394427c" officeooo:paragraph-rsid="0394427c" fo:background-color="#ffffff" style:font-size-asian="10.5pt" style:font-weight-asian="bold" style:font-size-complex="10.5pt" style:font-weight-complex="bold"/>
    </style:style>
    <style:style style:name="P42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3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44" style:family="paragraph" style:parent-style-name="Standard">
      <style:text-properties fo:color="#c9211e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5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7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8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0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51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3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4" style:family="paragraph" style:parent-style-name="Standard">
      <style:text-properties fo:color="#4433e8" loext:opacity="100%" style:font-name="Quicksand Light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5" style:family="paragraph" style:parent-style-name="Standard">
      <style:text-properties fo:color="#000000" loext:opacity="100%" style:font-name="Quicksand Light" fo:font-size="10.5pt" fo:font-weight="normal" officeooo:paragraph-rsid="02cd7637" style:font-size-asian="10.5pt" style:font-weight-asian="normal" style:font-size-complex="10.5pt" style:font-weight-complex="normal"/>
    </style:style>
    <style:style style:name="P56" style:family="paragraph" style:parent-style-name="Standard">
      <style:text-properties fo:color="#000000" loext:opacity="100%" style:font-name="Quicksand Light" fo:font-size="10.5pt" fo:font-weight="normal" officeooo:paragraph-rsid="0217cedd" style:font-size-asian="10.5pt" style:font-weight-asian="normal" style:font-size-complex="10.5pt" style:font-weight-complex="normal"/>
    </style:style>
    <style:style style:name="P57" style:family="paragraph" style:parent-style-name="Standard">
      <style:text-properties fo:color="#000000" loext:opacity="100%" style:font-name="Quicksand Light" fo:font-size="10.5pt" fo:font-weight="normal" officeooo:rsid="00a951f8" officeooo:paragraph-rsid="02619335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9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Standard">
      <style:text-properties fo:color="#4433e8" loext:opacity="100%" style:font-name="Lato Heavy" fo:font-size="14pt" style:text-underline-style="none" fo:font-weight="normal" officeooo:rsid="02619335" officeooo:paragraph-rsid="02619335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62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3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4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fo:font-weight="normal" officeooo:rsid="032c1243" style:font-weight-asian="normal" style:font-weight-complex="normal"/>
    </style:style>
    <style:style style:name="T3" style:family="text">
      <style:text-properties fo:font-weight="normal" officeooo:rsid="027542ff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26f5ab2" style:font-weight-asian="normal" style:font-weight-complex="normal"/>
    </style:style>
    <style:style style:name="T6" style:family="text">
      <style:text-properties officeooo:rsid="038e6fa5"/>
    </style:style>
    <style:style style:name="T7" style:family="text">
      <style:text-properties officeooo:rsid="02ba9242"/>
    </style:style>
    <style:style style:name="T8" style:family="text">
      <style:text-properties officeooo:rsid="032f968f"/>
    </style:style>
    <style:style style:name="T9" style:family="text">
      <style:text-properties fo:color="#000000" loext:opacity="100%" fo:font-size="10.5pt" style:font-size-asian="10.5pt" style:font-size-complex="10.5pt"/>
    </style:style>
    <style:style style:name="T10" style:family="text">
      <style:text-properties fo:color="#000000" loext:opacity="100%" fo:font-size="10.5pt" style:text-underline-style="solid" style:text-underline-width="auto" style:text-underline-color="font-color" fo:font-weight="bold" officeooo:rsid="021a95b3" fo:background-color="#ffffff" loext:char-shading-value="0" style:font-size-asian="10.5pt" style:font-weight-asian="bold" style:font-size-complex="10.5pt" style:font-weight-complex="bold"/>
    </style:style>
    <style:style style:name="T11" style:family="text">
      <style:text-properties style:font-name="Quicksand Light" fo:font-size="10.5pt" fo:font-weight="bold" officeooo:rsid="024894a0" style:font-size-asian="10.5pt" style:font-weight-asian="bold" style:font-size-complex="10.5pt" style:font-weight-complex="bold"/>
    </style:style>
    <style:style style:name="T12" style:family="text">
      <style:text-properties style:font-name="Quicksand Light" fo:font-size="10.5pt" style:text-underline-style="solid" style:text-underline-width="auto" style:text-underline-color="font-color" fo:font-weight="bold" officeooo:rsid="02497159" style:font-size-asian="10.5pt" style:font-weight-asian="bold" style:font-size-complex="10.5pt" style:font-weight-complex="bold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231dcd9" fo:background-color="#ffffff" loext:char-shading-value="0"/>
    </style:style>
    <style:style style:name="T15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officeooo:rsid="03983e37"/>
    </style:style>
    <style:style style:name="T20" style:family="text">
      <style:text-properties officeooo:rsid="027d045e"/>
    </style:style>
    <style:style style:name="T21" style:family="text">
      <style:text-properties officeooo:rsid="0306fa35"/>
    </style:style>
    <style:style style:name="T22" style:family="text">
      <style:text-properties officeooo:rsid="0357f2f5"/>
    </style:style>
    <style:style style:name="T23" style:family="text">
      <style:text-properties officeooo:rsid="02873e7a"/>
    </style:style>
    <style:style style:name="T24" style:family="text">
      <style:text-properties officeooo:rsid="0368dd32"/>
    </style:style>
    <style:style style:name="T25" style:family="text">
      <style:text-properties style:text-underline-style="none" fo:background-color="#ffffff" loext:char-shading-value="0" loext:padding="0cm" loext:border="none" loext:shadow="none"/>
    </style:style>
    <style:style style:name="T26" style:family="text">
      <style:text-properties loext:padding="0cm" loext:border="none" loext:shadow="none"/>
    </style:style>
    <style:style style:name="T27" style:family="text">
      <style:text-properties officeooo:rsid="003df92e" fo:background-color="#ffffff" loext:char-shading-value="0"/>
    </style:style>
    <style:style style:name="T28" style:family="text">
      <style:text-properties officeooo:rsid="016b4424"/>
    </style:style>
    <style:style style:name="T29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<text:span text:style-name="T4">: </text:span><text:span text:style-name="T3">Software <text:s/></text:span><text:span text:style-name="T5">Engineer.</text:span></text:p>
      <text:p text:style-name="P3"><text:span text:style-name="T6">J</text:span>ob Level: <text:span text:style-name="T7">20</text:span>+ <text:span text:style-name="T8">Y</text:span>ears <text:span text:style-name="T8">E</text:span>xperience</text:p>
      <text:p text:style-name="P4"><text:span text:style-name="T9">E-Mail Address: </text:span><text:span text:style-name="T10">jeffrin@rajagiritech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XPERIE</text:span><text:span text:style-name="T14">NCE</text:span></text:p>
      <text:p text:style-name="P8"/>
      <text:section text:style-name="Sect1" text:name="Section5">
        <text:p text:style-name="P9"><text:span text:style-name="T15">s</text:span><text:span text:style-name="T16">oftware engineer</text:span><text:span text:style-name="T17"> <text:s/></text:span><text:span text:style-name="T18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3">Scientific assistant</text:p>
        <text:p text:style-name="P14">RAJAGIRI <text:s/>[SET]</text:p>
        <text:p text:style-name="P15"><text:s/></text:p>
        <text:p text:style-name="P15"><text:tab/></text:p>
        <text:p text:style-name="P16"/>
        <text:p text:style-name="P17"/>
        <text:p text:style-name="P17"/>
        <text:p text:style-name="P18">L<text:span text:style-name="T19">INUX</text:span> Kernel</text:p>
        <text:p text:style-name="P19"/>
        <text:p text:style-name="P20">L<text:span text:style-name="T20">ONG TERM KERNEL SERIES</text:span></text:p>
        <text:p text:style-name="P21">STABLE KERNEL SERIES</text:p>
        <text:p text:style-name="P22">CONF TOOL.</text:p>
        <text:p text:style-name="P23">KERNEL BUILD</text:p>
        <text:p text:style-name="P24"/>
        <text:p text:style-name="P24"/>
        <text:p text:style-name="P25"/>
        <text:p text:style-name="P26"/>
        <text:p text:style-name="P26">Maintainer</text:p>
        <text:p text:style-name="P27">GNU <text:s/>PROJECT</text:p>
        <text:p text:style-name="P28"/>
        <text:p text:style-name="P28"/>
        <text:p text:style-name="P28"/>
        <text:p text:style-name="P29"/>
        <text:p text:style-name="P29"/>
        <text:p text:style-name="P30">A<text:span text:style-name="T21">ccessibility</text:span></text:p>
        <text:p text:style-name="P31"/>
        <text:p text:style-name="P31"/>
        <text:p text:style-name="P32">SEEING</text:p>
        <text:p text:style-name="P32">HEARING</text:p>
        <text:p text:style-name="P32">TYPING</text:p>
        <text:p text:style-name="P32">POINTING AND CLICKING</text:p>
        <text:p text:style-name="P33">ZOOM</text:p>
        <text:p text:style-name="P31"/>
        <text:p text:style-name="P34"/>
      </text:section>
      <text:section text:style-name="Sect2" text:name="Section1">
        <text:p text:style-name="P35"/>
        <text:p text:style-name="P36">R<text:span text:style-name="T22">ESEARCH</text:span></text:p>
        <text:p text:style-name="P37"/>
        <text:p text:style-name="P38">KNOWLEDGE <text:span text:style-name="T23">BUILDING</text:span></text:p>
        <text:p text:style-name="P39">SOFTWARE INSTALLERS</text:p>
        <text:p text:style-name="P40">OPERATING <text:s/>SYSTEM</text:p>
        <text:p text:style-name="P41">ALGORITHMS</text:p>
        <text:p text:style-name="P42"/>
        <text:p text:style-name="P43"/>
        <text:p text:style-name="P44">O<text:span text:style-name="T24">PEN</text:span> Art</text:p>
        <text:p text:style-name="P45"/>
        <text:p text:style-name="P46">WORKING WITH <text:s/>PLYMOUTH</text:p>
        <text:p text:style-name="P47">CODING STANDARDS</text:p>
        <text:p text:style-name="P48"><text:s/></text:p>
        <text:p text:style-name="P43"/>
        <text:p text:style-name="P43"/>
      </text:section>
      <text:section text:style-name="Sect1" text:name="Section3">
        <text:section text:style-name="Sect3" text:name="Section28">
          <text:section text:style-name="Sect4" text:name="Section4">
            <text:p text:style-name="P49"/>
            <text:p text:style-name="P49"/>
            <text:p text:style-name="P50">CERTIFICATION</text:p>
            <text:p text:style-name="P51"><text:span text:style-name="T25">Python for Everybody</text:span><text:span text:style-name="T26">,</text:span> a 5-course specialization by University of Michigan on Coursera. </text:p>
            <text:p text:style-name="P52">Specialization Certificate earned on April 12, 2016</text:p>
            <text:p text:style-name="P53"/>
            <text:p text:style-name="P53"/>
            <text:p text:style-name="P54"><text:span text:style-name="T13">E</text:span><text:span text:style-name="T27">DUCATION</text:span></text:p>
            <text:p text:style-name="P55"><text:span text:style-name="T28">S</text:span>ri Ramakrishna Engineering College,1996-2000</text:p>
            <text:p text:style-name="P56">Bachelor of <text:span text:style-name="T25">Computer Science and Engineering</text:span></text:p>
            <text:p text:style-name="P57">Bharathiar University.</text:p>
            <text:p text:style-name="P58"/>
            <text:p text:style-name="P59"/>
            <text:p text:style-name="P60">PERSONAL DETAILS</text:p>
            <text:p text:style-name="P61">DOB 31.12 1976</text:p>
            <text:p text:style-name="P61">FLAT No. 807 ,Devadeyam Elder Village</text:p>
            <text:p text:style-name="P61">Pallissery T<text:span text:style-name="T29">h</text:span>rissur. P.O Arattupuzha</text:p>
            <text:p text:style-name="P61">V<text:span text:style-name="T29">allachira</text:span>, K<text:span text:style-name="T29">erala. </text:span><text:s/>680562. India</text:p>
            <text:p text:style-name="P61">Phone number: ‪9895580465‬</text:p>
            <text:p text:style-name="P62"/>
            <text:p text:style-name="P63"><text:s/></text:p>
            <text:p text:style-name="P64"/>
            <text:p text:style-name="P64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0T17:57:20.109658742</dc:date>
    <meta:editing-duration>P1DT22H3M36S</meta:editing-duration>
    <meta:editing-cycles>660</meta:editing-cycles>
    <meta:generator>LibreOffice/26.2.0.3$Linux_X86_64 LibreOffice_project/620$Build-3</meta:generator>
    <meta:print-date>2026-03-10T00:57:43.922669866</meta:print-date>
    <meta:printed-by>PDF files</meta:printed-by>
    <meta:document-statistic meta:table-count="0" meta:image-count="0" meta:object-count="0" meta:page-count="1" meta:paragraph-count="50" meta:word-count="135" meta:character-count="1066" meta:non-whitespace-character-count="917"/>
  </office:meta>
</office:document-meta>
</file>